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F6000001BF7CDC6A6D.png" manifest:media-type=""/>
  <manifest:file-entry manifest:full-path="Pictures/100002010000014F0000026200B90C5F.png" manifest:media-type=""/>
  <manifest:file-entry manifest:full-path="Pictures/10000201000000D300000262E6E1BB84.png" manifest:media-type=""/>
  <manifest:file-entry manifest:full-path="Pictures/1000020100000145000000B54E7C30F6.png" manifest:media-type=""/>
  <manifest:file-entry manifest:full-path="Pictures/10000201000000DE0000026D566E4BE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cm" svg:height="4.953cm" svg:x="9.525cm" svg:y="7.557cm">
          <draw:image xlink:href="Pictures/1000020100000145000000B54E7C30F6.png" xlink:type="simple" xlink:show="embed" xlink:actuate="onLoad">
            <text:p/>
          </draw:image>
        </draw:frame>
        <draw:frame draw:style-name="gr2" draw:text-style-name="P2" draw:layer="layout" svg:width="5.667cm" svg:height="1.352cm" svg:x="11.137cm" svg:y="14.5cm">
          <draw:text-box>
            <text:p text:style-name="P1"><text:span text:style-name="T1">Whole Note</text:span>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4.089cm" svg:height="11.43cm" svg:x="6.184cm" svg:y="3.5cm">
            <draw:image xlink:href="Pictures/10000201000000DE0000026D566E4BE6.png" xlink:type="simple" xlink:show="embed" xlink:actuate="onLoad">
              <text:p/>
            </draw:image>
          </draw:frame>
          <draw:frame draw:style-name="gr2" draw:text-style-name="P3" draw:layer="layout" svg:width="4.621cm" svg:height="1.352cm" svg:x="5.784cm" svg:y="16cm">
            <draw:text-box>
              <text:p><text:span text:style-name="T1">Half Note</text:span></text:p>
            </draw:text-box>
          </draw:frame>
        </draw:g>
        <draw:g>
          <draw:frame draw:style-name="gr1" draw:text-style-name="P1" draw:layer="layout" svg:width="4.089cm" svg:height="11.43cm" svg:x="17.995cm" svg:y="3.337cm">
            <draw:image xlink:href="Pictures/10000201000000DE0000026D566E4BE6.png" xlink:type="simple" xlink:show="embed" xlink:actuate="onLoad">
              <text:p/>
            </draw:image>
          </draw:frame>
          <draw:frame draw:style-name="gr2" draw:text-style-name="P3" draw:layer="layout" svg:width="4.621cm" svg:height="1.352cm" svg:x="17.595cm" svg:y="15.837cm">
            <draw:text-box>
              <text:p><text:span text:style-name="T1">Half Note</text:span></text:p>
            </draw:text-box>
          </draw:frame>
        </draw:g>
      </draw:page>
      <draw:page draw:name="page3" draw:style-name="dp1" draw:master-page-name="Default">
        <draw:g>
          <draw:frame draw:style-name="gr1" draw:text-style-name="P1" draw:layer="layout" svg:width="3.175cm" svg:height="9.22cm" svg:x="2.225cm" svg:y="5.216cm">
            <draw:image xlink:href="Pictures/10000201000000D300000262E6E1BB84.png" xlink:type="simple" xlink:show="embed" xlink:actuate="onLoad">
              <text:p/>
            </draw:image>
          </draw:frame>
          <draw:frame draw:style-name="gr2" draw:text-style-name="P4" draw:layer="layout" svg:width="4.985cm" svg:height="1.119cm" svg:x="1.3cm" svg:y="15.236cm">
            <draw:text-box>
              <text:p><text:span text:style-name="T2">Quarter Note</text:span></text:p>
            </draw:text-box>
          </draw:frame>
          <draw:frame draw:style-name="gr1" draw:text-style-name="P1" draw:layer="layout" svg:width="3.175cm" svg:height="9.22cm" svg:x="2.226cm" svg:y="5.217cm">
            <draw:image xlink:href="Pictures/10000201000000D300000262E6E1BB84.png" xlink:type="simple" xlink:show="embed" xlink:actuate="onLoad">
              <text:p/>
            </draw:image>
          </draw:frame>
          <draw:frame draw:style-name="gr2" draw:text-style-name="P4" draw:layer="layout" svg:width="4.985cm" svg:height="1.119cm" svg:x="1.301cm" svg:y="15.237cm">
            <draw:text-box>
              <text:p><text:span text:style-name="T2">Quarter Note</text:span></text:p>
            </draw:text-box>
          </draw:frame>
        </draw:g>
        <draw:g>
          <draw:frame draw:style-name="gr1" draw:text-style-name="P1" draw:layer="layout" svg:width="3.175cm" svg:height="9.22cm" svg:x="9.231cm" svg:y="5.153cm">
            <draw:image xlink:href="Pictures/10000201000000D300000262E6E1BB84.png" xlink:type="simple" xlink:show="embed" xlink:actuate="onLoad">
              <text:p/>
            </draw:image>
          </draw:frame>
          <draw:frame draw:style-name="gr2" draw:text-style-name="P4" draw:layer="layout" svg:width="4.985cm" svg:height="1.119cm" svg:x="8.306cm" svg:y="15.173cm">
            <draw:text-box>
              <text:p><text:span text:style-name="T2">Quarter Note</text:span></text:p>
            </draw:text-box>
          </draw:frame>
        </draw:g>
        <draw:g>
          <draw:frame draw:style-name="gr1" draw:text-style-name="P1" draw:layer="layout" svg:width="3.175cm" svg:height="9.22cm" svg:x="16.035cm" svg:y="5.153cm">
            <draw:image xlink:href="Pictures/10000201000000D300000262E6E1BB84.png" xlink:type="simple" xlink:show="embed" xlink:actuate="onLoad">
              <text:p/>
            </draw:image>
          </draw:frame>
          <draw:frame draw:style-name="gr2" draw:text-style-name="P4" draw:layer="layout" svg:width="4.985cm" svg:height="1.119cm" svg:x="15.11cm" svg:y="15.173cm">
            <draw:text-box>
              <text:p><text:span text:style-name="T2">Quarter Note</text:span></text:p>
            </draw:text-box>
          </draw:frame>
        </draw:g>
        <draw:g>
          <draw:frame draw:style-name="gr1" draw:text-style-name="P1" draw:layer="layout" svg:width="3.175cm" svg:height="9.22cm" svg:x="23.04cm" svg:y="5.153cm">
            <draw:image xlink:href="Pictures/10000201000000D300000262E6E1BB84.png" xlink:type="simple" xlink:show="embed" xlink:actuate="onLoad">
              <text:p/>
            </draw:image>
          </draw:frame>
          <draw:frame draw:style-name="gr2" draw:text-style-name="P4" draw:layer="layout" svg:width="4.985cm" svg:height="1.119cm" svg:x="22.115cm" svg:y="15.173cm">
            <draw:text-box>
              <text:p><text:span text:style-name="T2">Quarter Note</text:span></text:p>
            </draw:text-box>
          </draw:frame>
        </draw:g>
      </draw:page>
      <draw:page draw:name="page4" draw:style-name="dp1" draw:master-page-name="Default">
        <draw:g>
          <draw:frame draw:style-name="gr1" draw:text-style-name="P1" draw:layer="layout" svg:width="2.54cm" svg:height="4.623cm" svg:x="0.5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-0.1cm" svg:y="12.338cm">
            <draw:text-box>
              <text:p><text:span text:style-name="T3">Eighth Note</text:span></text:p>
            </draw:text-box>
          </draw:frame>
        </draw:g>
        <draw:g>
          <draw:frame draw:style-name="gr1" draw:text-style-name="P1" draw:layer="layout" svg:width="2.54cm" svg:height="4.623cm" svg:x="4.029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3.429cm" svg:y="12.338cm">
            <draw:text-box>
              <text:p><text:span text:style-name="T3">Eighth Note</text:span></text:p>
            </draw:text-box>
          </draw:frame>
        </draw:g>
        <draw:g>
          <draw:frame draw:style-name="gr1" draw:text-style-name="P1" draw:layer="layout" svg:width="2.54cm" svg:height="4.623cm" svg:x="7.557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6.957cm" svg:y="12.338cm">
            <draw:text-box>
              <text:p><text:span text:style-name="T3">Eighth Note</text:span></text:p>
            </draw:text-box>
          </draw:frame>
        </draw:g>
        <draw:g>
          <draw:frame draw:style-name="gr1" draw:text-style-name="P1" draw:layer="layout" svg:width="2.54cm" svg:height="4.623cm" svg:x="11.086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10.486cm" svg:y="12.338cm">
            <draw:text-box>
              <text:p><text:span text:style-name="T3">Eighth Note</text:span></text:p>
            </draw:text-box>
          </draw:frame>
        </draw:g>
        <draw:g>
          <draw:frame draw:style-name="gr1" draw:text-style-name="P1" draw:layer="layout" svg:width="2.54cm" svg:height="4.623cm" svg:x="14.614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14.014cm" svg:y="12.338cm">
            <draw:text-box>
              <text:p><text:span text:style-name="T3">Eighth Note</text:span></text:p>
            </draw:text-box>
          </draw:frame>
        </draw:g>
        <draw:g>
          <draw:frame draw:style-name="gr1" draw:text-style-name="P1" draw:layer="layout" svg:width="2.54cm" svg:height="4.623cm" svg:x="18.143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17.543cm" svg:y="12.338cm">
            <draw:text-box>
              <text:p><text:span text:style-name="T3">Eighth Note</text:span></text:p>
            </draw:text-box>
          </draw:frame>
        </draw:g>
        <draw:g>
          <draw:frame draw:style-name="gr1" draw:text-style-name="P1" draw:layer="layout" svg:width="2.54cm" svg:height="4.623cm" svg:x="21.671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21.071cm" svg:y="12.338cm">
            <draw:text-box>
              <text:p><text:span text:style-name="T3">Eighth Note</text:span></text:p>
            </draw:text-box>
          </draw:frame>
        </draw:g>
        <draw:g>
          <draw:frame draw:style-name="gr1" draw:text-style-name="P1" draw:layer="layout" svg:width="2.54cm" svg:height="4.623cm" svg:x="25.2cm" svg:y="7.138cm">
            <draw:image xlink:href="Pictures/100002010000014F0000026200B90C5F.png" xlink:type="simple" xlink:show="embed" xlink:actuate="onLoad">
              <text:p/>
            </draw:image>
          </draw:frame>
          <draw:frame draw:style-name="gr2" draw:text-style-name="P5" draw:layer="layout" svg:width="3.097cm" svg:height="0.806cm" svg:x="24.6cm" svg:y="12.338cm">
            <draw:text-box>
              <text:p><text:span text:style-name="T3">Eighth Note</text:span></text:p>
            </draw:text-box>
          </draw:frame>
        </draw:g>
      </draw:page>
      <draw:page draw:name="page5" draw:style-name="dp1" draw:master-page-name="Default">
        <draw:frame draw:style-name="gr1" draw:text-style-name="P1" draw:layer="layout" svg:width="5.08cm" svg:height="9.22cm" svg:x="13.568cm" svg:y="6.185cm">
          <draw:image xlink:href="Pictures/10000201000000F6000001BF7CDC6A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H31M44S</meta:editing-duration>
    <meta:editing-cycles>9</meta:editing-cycles>
    <meta:generator>LibreOffice/4.0.2.2$Linux_x86 LibreOffice_project/400m0$Build-2</meta:generator>
    <dc:date>2013-04-29T22:43:11</dc:date>
    <dc:creator>Blaine Hansen</dc:creator>
    <meta:document-statistic meta:object-count="47"/>
  </office:meta>
</office:document-meta>
</file>